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lide 1: <text:s/>Hi Everyone, welcome to your guide to public transport in Thurrock. My name is Alicia and I am going to be taking you through everything you need to know about public transport in Thurrock</text:p>
      <text:p text:style-name="Normal">Slide 2: Now, First and foremost<text:s/>let’s<text:s/>talk about the different types of public transport available in Thurrock. In Thurrock we have a train<text:s/>line,<text:s/>we have lots of<text:s/>buses, taxis<text:s/>(including ubers) and you probably didn’t know but we also have ferry!</text:p>
      <text:p text:style-name="Normal">Slide 3: The first thing we are going to look at is trains. It’s not too complicated in Thurrock as we only have 1 train line the runs through – this being C2C of which stands for city to coast! We have seven different stations in Thurrock<text:s/>, See if you can name all seven!</text:p>
      <text:p text:style-name="Normal">Slide 4: Now have a look, did you name the seven stations correctly? On this slide we have train map – this is something very essential to look at before planning your journey. As it will allow you to plan your route as well as identify where you can make connections.<text:s/></text:p>
      <text:p text:style-name="Normal">Connections is a word used when you get off a station and take a different train to what you was on in order to get<text:s/>to<text:s/>your destination. For example, the most popular connection station on the C2C network is West Ham – have a look on the map and see if you can<text:s/>identify<text:s/>why.</text:p>
      <text:p text:style-name="Normal">C2C run 3 lines – the Southend central via<text:s/>Ockendon<text:s/>line,<text:s/>the<text:s/>Shoeburyness via Southend and<text:s/>Basildon line and the<text:s/>Grays via<text:s/>Rainham line<text:s/>.<text:s/></text:p>
      <text:p text:style-name="Normal">Slide 5: Now, once you have decided where you are going you need to pick the right ticket and decide whether you need a single or return as well as what time you are making your journey.</text:p>
      <text:p text:style-name="Normal">Slide 6: on this slide I have explained a little bit about season tickets – these are great for anyone who commutes everyday to work or school.<text:s/>they also save you some money long term, so<text:s/>definitely look into it!</text:p>
      <text:p text:style-name="Normal"><text:s/>You could also get a travelcard if you want to see a bit more of an area than just one spot. For<text:s/>example,<text:s/>a personal favourite of mine is the London Travelcard zone 1-6 as allows you not only to stop anywhere on the c2c line between zones 1-6 but also allows you access to the tube without using an oyster.</text:p>
      <text:p text:style-name="Normal">Slide 7:<text:s/>Now you might have heard of an Oyster card from some of your friends who live in London. Now you can actually use your oyster card on the train line in Thurrock!<text:s/>However,<text:s/>it can only be used between Grays and London Fenchurch street meaning if you are travelling from<text:s/>East<text:s/>Tilbury<text:s/>or Tilbury Town, You will have to tap in at Grays<text:s/>if you want to use it.</text:p>
      <text:p text:style-name="Normal">How does an oyster work? You simply apply for it online, get it delivered and then top it up with money – this can be done at c2c stations or on the oyster app. All you have to do to use it is tap the card at the gate barriers on your way in and on your way out – its that easy.</text:p>
      <text:p text:style-name="Normal">Contactless or apple pay works the exact same way but except your using your own debit card or phone rather than a separate card.</text:p>
      <text:p text:style-name="Normal">In recent years C2C have introduced a ‘smartcard’ similar to an oyster but obviously this is run by C2C – it’s a similar process you apply for it online, get it<text:s/>delivered.<text:s/>However,<text:s/>the difference is instead of toping up you actually just purchase tickets onto the card – this can be done using a newer purple ticket machine or by using the C2C app.<text:s/>Now this card was created as C2C wanted to cut down the waste that came from paper tickets – so if your looking for something more sustainable the c2c smartcard is right for yo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cia jones</meta:initial-creator>
    <dc:creator>alicia jones</dc:creator>
    <meta:creation-date>2021-02-07T21:23:00Z</meta:creation-date>
    <dc:date>2021-02-07T21:23:00Z</dc:date>
    <meta:template xlink:href="Normal" xlink:type="simple"/>
    <meta:editing-cycles>2</meta:editing-cycles>
    <meta:editing-duration>PT360S</meta:editing-duration>
    <meta:document-statistic meta:page-count="1" meta:paragraph-count="6" meta:word-count="509" meta:character-count="3406" meta:row-count="24" meta:non-whitespace-character-count="2903"/>
  </office:meta>
</office:document-meta>
</file>